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ruger Intergalactic </text:p>
      <text:p text:style-name="Standard"/>
      <text:p text:style-name="Standard">Ein bescheidener, aber entschlossener Anfang </text:p>
      <text:p text:style-name="Standard">„Perfektion in jedem Teil“. Diese Worte hingen an der Wand einer notdürftigen Werkstatt in einem angemieteten Hangar im Magnus System. Sie sind zum treibenden Prinzip der Firma geworden, in die sich Kruger Intergalactic später entwickelt hat. </text:p>
      <text:p text:style-name="Standard"/>
      <text:p text:style-name="Standard">Trotz des heute großen Erfolgs kennen die Wenigsten die bescheidenen Anfänge dieses IndustrieSchwergewichts. Im Jahr 2558 eröffnete Ozell Kruger eine Werkstatt auf ihrem Heimatplanet Borea im Magnus System. Um das Erbe ihrer Familie in Ehren zu halten, nannte Ozell die Firma Kruger Intergalactic. Die Fähigkeit ihres Unternehmens, erstklassige Produkte pünktlich und innerhalb des Budgets zu liefern, beeindruckte Kunden schnell. Dennoch war es Ozells Glück, ihren Betrieb während des Borea-Booms eröffnet zu haben, der ihr beim regelrechten Aufblühen ihres jungen Unternehmens geholfen hat. </text:p>
      <text:p text:style-name="Standard"/>
      <text:p text:style-name="Standard">Auf Basis dieses wichtigen Auftriebs wuchs Kruger Intergalactic von diesen bescheidenen Anfängen zu einem Multi-Milliarden-Kreditgeschäft. Es spezialisierte sich auf meisterhaft gefertigte, kundenspezifische Teile und erst seit kurzem auf den Bau von vollständigen Waffen und Schiffen, einschließlich der bekannten Tigerstreik Rotationskanone und dem Begleitjäger P-52 Merlin. </text:p>
      <text:p text:style-name="Standard"/>
      <text:p text:style-name="Standard">Militärischer Komplex </text:p>
      <text:p text:style-name="Standard">Als die Navy expandierte, wurde der Planet von der UPE mit Geld überschwemmt, der für eine Weile zu einem wichtigen militärischen Dreh- und Angelpunkt und der wichtigste Standort für den Bau von Raumschiffen wurde. Zu dieser Zeit war Kruger noch immer ein kleiner Betrieb und hatte weder die Infrastruktur noch die Produktionspipeline, um an Regierungsausschreibungen teilnehmen zu können, deshalb fokussierte es sich darauf, Verträge für die Komponentenproduktion für größere Firmen zu erhalten. Krugers Alleinstellungsmerkmal war die Fähigkeit, eine breite Auswahl an Teilen für alles Mögliche von Waffen über Baumaschinen bis hin zu Schiffen herzustellen. Während sich Hersteller um die Erfüllung von Aufträgen stritten, verbreitete sich Krugers bewährter Ruf schnell und die Nachfrage nach seinen Diensten wuchs rasant an. In dieser Zeitraum begann Krugers langjährige Partnerschaft mit Behring und RSI. Von lasergeschnittenen Schlagbolzen für Behrings P8-AR bis hin zu akribisch geschmiedeten omponenten für Großkampfschiffe – konzeptionierte Fertigungsteile wurden für viele Gegenstände schnell unerlässlich. </text:p>
      <text:p text:style-name="Standard"/>
      <text:p text:style-name="Standard">Glücklicherweise geschahen all diese Dinge, bevor Magnus͚ militär-industrielle Blase platzte. Im Jahr 2751 zog die UEE mit ihren Hauptschiffswerften in das Kilian-System um. Als zahlreiche Unternehmen geschlossen wurden oder aus dem System flohen, kollabierte die Wirtschaft im Magnus-System. Doch Kruger überlebte nicht nur, es blühte dadurch sogar auf. Die Firma nutzte den Abschwung, um günstig Immobilien und verlassene Ausrüstung zu kaufen, um so seine Geschäftstätigkeit zu erweitern. Zu dieser Zeit bekräftigte Krugers CEO Artyom Chansiri, dem System treu bleiben zu wollen und erzählte zahlreichen Fachzeitschriften, dass ihre Teile immer „made in Magnus“ sein werden. </text:p>
      <text:p text:style-name="Standard"/>
      <text:p text:style-name="Standard">Leider konnte Chansiri sein Wort nicht halten. Als viele seriöse Unternehmen Magnus verlassen hatten, wurden die Bewohner, um zu überleben, in illegale Branchen gezwungen. Es dauerte nicht lange und Magnus hatte sich einen Ruf als Entwicklungssystem mit Grenzmentalität erarbeitet. Jedes Jahr wuchsen die Sorgen der Kruger-Führungskräfte, als zusätzliche Credits für den Schutz der Sendungen ausgegeben werden mussten. </text:p>
      <text:p text:style-name="Standard"/>
      <text:p text:style-name="Standard"/>
      <text:p text:style-name="Standard"><text:soft-page-break/>Im Jahr 2785 überfielen schließlich Piraten einen großen Konvoi, der mit von Kruger hergestellten RSI-Teilen das System verlassen wollte. Die Unterbrechung der RSI-Lieferkette gefährdete einer der Schlüsselpartnerschaften von Kruger, weshalb die Firma zur Suche nach neuen Lösungen gezwungen wurde. Jahre später sickerten Unternehmensdokumente an die Öffentlichkeit, die enthüllten, dass Chansiri persönlich dafür garantierte, dass Kruger das Magnus-System verlassen würde, nur um die Geschäftsbeziehung mit RSI aufrecht zu erhalten. Es ging nur noch darum, eine geeignete und kostengünstige neue Heimat für das riesige Unternehmen zu finden. </text:p>
      <text:p text:style-name="Standard"/>
      <text:p text:style-name="Standard">Schließlich fand Kruger den idealen Platz in der Nähe von Sherman auf Castra II. Der Planet war ursprünglich eine Militärbasis, die während des kalten Krieges mit den Xi͛An errichtet worden war. Im Jahr 2789 verbesserten sich die Beziehungen zu den Xi͛An aber wieder soweit, dass das System für Bürger und zivilen Nutzung freigegeben werden konnte. Mit einer gewaltigen Menge bezahlbaren Raums, stabilen Infrastrukturen und gesicherter Handelsrouten war Sherman ein ideales Ziel. In dem Moment, als der Planet für nicht-militärische Instanzen geöffnet wurde, zog Kruger um. Seitdem beherbergt Sherman das Kruger-Hauptquartier. Krugers Umzug zu Sherman änderte mehr als nur den Standort der Firma. Es beeinflusste auch seinen Namen. Der Präsident von Castra II, Leon Osborne, hielt eine Zeremonie ab, um Kruger auf dem Planeten willkommen zu heißen. </text:p>
      <text:p text:style-name="Standard"/>
      <text:p text:style-name="Standard">Während seiner Rede stolperte Präsident Osborne laufend über die Aussprache von Kruger Intergalactic. Um sich selbst vor weiteren Peinlichkeiten zu bewahren, begann er stattdessen einfach Intergalactic zu sagen. Seitdem werden diese zwei Begriffe von der Öffentlichkeit gleichbedeutend genutzt. </text:p>
      <text:p text:style-name="Standard"/>
      <text:p text:style-name="Standard">Das gesamte Bild </text:p>
      <text:p text:style-name="Standard">Nach Jahrhunderten des Erfolgs als Teile-Hersteller, war es eine beiläufige Bemerkung von einer der Führungskräfte bei einer Vorstandssitzung, dass die Firma „alle Teile einer Waffe herstellt, außer die Waffe selbst“, die Krugers Kurs für immer ändern sollte. Die Saat war gepflanzt und es dauerte nicht lange, bis sie zu keimen begann. Der erste Schritt in den Waffenmarkt war eine Reihe von ballistischen Gatling-Waffen namens Tigerstrike. Mit ihrem handwerklichen Können und dem geradlinigen Design produzierte Kruger eine raffinierte und kraftvolle Waffe. </text:p>
      <text:p text:style-name="Standard"/>
      <text:p text:style-name="Standard">Zunächst waren die Verkaufszahlen eher mau. Da Kruger bisher nur Brancheninsidern bekannt war, waren sich die Waffenkäufer im Verse nicht sicher, was sie von „den Neuen“ halten sollten. Entschlossen, zu zeigen, was sie können, traf Kruger schließlich eine Vereinbarung mit Aegis. Kruger gewährte Aegis einen Nachlass bei der Teile-Produktion im Austausch für die Abänderung der Standardbewaffnung der Avenger auf die Tigersteike. Als bald militärisches und Advocacy Personal Loblieder auf die Waffe sangen, stieg dessen Popularität schnell an. Der Erfolg der Tigerstrike ermutigte das Unternehmen dazu, weitere Waffen zu entwickeln. </text:p>
      <text:p text:style-name="Standard"/>
      <text:p text:style-name="Standard">Nach dem erfolgreichen Übergang zum umfassenden Waffenhersteller, nahm Kruger auch die Schiffsproduktion ins Visier. Nach dem schleppenden Start ihres Waffenprogramms, wussten sie, dass dies ein deutlich höheres finanzielles Risiko darstellt. Deshalb mussten sie einen Weg finden, in dieses Segment nicht ohne Rücksicherungen einzudringen. Für dieses Unterfangen nutzen sie wieder einmal ihre Stärken und suchten für die nötige Unterstützung nach einem größeren Unternehmen. Kruger gewann eine Ausschreibung, zwei Kurzstrecken-Schiffe für RSI zu produzieren, um ihre Constellation-Reihe zu erweitern. Natürlich verfügten diese Schiffe, die P-52 Merlin und P-72 Archimedes, hauptsächlich über Kruger Teile und Waffen. Ozell Kruger eröffnete ihre anfängliche Werkstatt mit der Absicht, hochwertige Teile herzustellen. Wenige hätten voraussehen können, wie weit diese anfängliche Hingabe die Firma bringen würde. Heute sind die Worte, die einst den Ursprungsladen schmückten, „Perfektion in jedem Teil“, das Motto eines im gesamten Reich bekannten und respektierten Unternehme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32S</meta:editing-duration>
    <meta:editing-cycles>3</meta:editing-cycles>
    <meta:generator>OpenOffice/4.1.6$Win32 OpenOffice.org_project/416m1$Build-9790</meta:generator>
    <dc:date>2020-11-16T12:55:51.52</dc:date>
    <meta:document-statistic meta:table-count="0" meta:image-count="0" meta:object-count="0" meta:page-count="2" meta:paragraph-count="16" meta:word-count="1038" meta:character-count="7586"/>
    <dc:creator>Frank K.F Biedermann</dc:creator>
    <meta:user-defined meta:name="Info 1"/>
    <meta:user-defined meta:name="Info 2"/>
    <meta:user-defined meta:name="Info 3"/>
    <meta:user-defined meta:name="Info 4"/>
  </office:meta>
</office:document-meta>
</file>